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US"/>
    </style:style>
    <style:style style:name="P8" style:family="paragraph" style:parent-style-name="Versioning_20_Heading">
      <style:paragraph-properties fo:break-before="page"/>
    </style:style>
    <style:style style:name="P9" style:family="paragraph" style:parent-style-name="Heading_20_8">
      <style:text-properties style:font-name="Times New Roman" fo:font-size="11pt" fo:language="da" fo:country="DK" fo:font-weight="normal" style:font-size-asian="11pt" style:font-weight-asian="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master-page-name="">
      <style:paragraph-properties style:page-number="auto" fo:break-after="page"/>
    </style:style>
    <style:style style:name="P12" style:family="paragraph" style:parent-style-name="Text_20_body" style:list-style-name="L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text-properties fo:font-style="normal" style:font-style-asian="normal" style:font-style-complex="normal"/>
    </style:style>
    <style:style style:name="P18" style:family="paragraph" style:parent-style-name="Text_20_body" style:list-style-name="L3">
      <style:text-properties fo:font-style="normal" style:font-style-asian="normal" style:font-style-complex="normal"/>
    </style:style>
    <style:style style:name="P19" style:family="paragraph" style:parent-style-name="Text_20_body" style:list-style-name="L3">
      <style:text-properties fo:font-style="normal" style:font-style-asian="normal" style:font-style-complex="normal"/>
    </style:style>
    <style:style style:name="P20" style:family="paragraph" style:parent-style-name="Text_20_body" style:list-style-name="L4"/>
    <style:style style:name="P21" style:family="paragraph" style:parent-style-name="Text_20_body" style:list-style-name="L4"/>
    <style:style style:name="P22" style:family="paragraph" style:parent-style-name="Text_20_body" style:list-style-name="L4"/>
    <style:style style:name="P23" style:family="paragraph" style:parent-style-name="Text_20_body" style:list-style-name="L4"/>
    <style:style style:name="P24" style:family="paragraph" style:parent-style-name="Text_20_body" style:list-style-name="L4"/>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Contents_20_1">
      <style:paragraph-properties>
        <style:tab-stops>
          <style:tab-stop style:position="15.499cm" style:type="right" style:leader-style="dotted" style:leader-text="."/>
        </style:tab-stops>
      </style:paragraph-properties>
    </style:style>
    <style:style style:name="P32" style:family="paragraph" style:parent-style-name="Contents_20_2">
      <style:paragraph-properties>
        <style:tab-stops>
          <style:tab-stop style:position="15.111cm" style:type="right" style:leader-style="dotted" style:leader-text="."/>
        </style:tab-stops>
      </style:paragraph-properties>
    </style:style>
    <style:style style:name="P33" style:family="paragraph" style:parent-style-name="Cover_20_-_20_Report_20_Type" style:master-page-name="Standard">
      <style:paragraph-properties style:page-number="auto"/>
    </style:style>
    <style:style style:name="P34" style:family="paragraph" style:parent-style-name="Cover_20_-_20_Report_20_Type" style:master-page-name="Standard">
      <style:paragraph-properties style:page-number="auto"/>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XMLCONV version 3</text:p>
          <text:p text:style-name="Subtitle">Analysis of User and Software requirements</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December  2007</text:modification-date></text:p>
          <text:p text:style-name="P1">Version 0.1</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requirements</text:span></text:span></text:p>
        </draw:text-box>
      </draw:frame>
      <draw:g text:anchor-type="page" text:anchor-page-number="1" draw:z-index="0" draw:style-name="gr1">
        <draw:g draw:style-name="gr2">
          <draw:polygon draw:style-name="gr3" draw:text-style-name="P3" svg:width="0.195cm" svg:height="0.281cm" svg:x="8.093cm" svg:y="21.618cm" svg:viewBox="0 0 196 282" draw:points="0,0 189,0 189,44 51,44 51,113 182,113 182,159 51,159 51,236 196,236 196,282 0,282">
            <text:p/>
          </draw:polygon>
          <draw:path draw:style-name="gr3" draw:text-style-name="P3" svg:width="0.175cm" svg:height="0.197cm" svg:x="8.324cm" svg:y="21.708cm" svg:viewBox="0 0 176 198" svg:d="m176 191h-47v-30 0c-9 19-27 37-58 37-53 0-71-37-71-76v-122h48v97c0 21 1 56 35 56s46-22 46-49v-104h47z">
            <text:p/>
          </draw:path>
          <draw:path draw:style-name="gr3" draw:text-style-name="P3" svg:width="0.122cm" svg:height="0.197cm" svg:x="8.553cm" svg:y="21.704cm" svg:viewBox="0 0 123 198" svg:d="m0 5h48v30 0c10-21 33-35 58-35 7 0 12 2 17 4v45c-8-1-15-3-24-3-44 0-51 37-51 47v105h-48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4cm" svg:y="21.704cm" svg:viewBox="0 0 210 289" svg:d="m0 5h46v29h2c12-23 38-34 65-34 60 0 97 44 97 101s-39 100-95 100c-36 0-57-16-66-30v0 118h-49zm104-247c-35 0-56 29-56 59s21 58 56 58 57-28 57-58-22-59-57-59z">
            <text:p/>
          </draw:path>
          <draw:path draw:style-name="gr3" draw:text-style-name="P3" svg:width="0.197cm" svg:height="0.202cm" svg:x="9.169cm" svg:y="21.704cm" svg:viewBox="0 0 198 203" svg:d="m49 116c2 30 25 46 52 46s40-10 51-26l35 26c-23 29-51 41-83 41-56 0-104-42-104-102s48-101 104-101 94 39 94 104v12zm-52-33c0-30-17-46-47-46s-46 16-50 46z">
            <text:p/>
          </draw:path>
          <draw:path draw:style-name="gr3" draw:text-style-name="P3" svg:width="0.177cm" svg:height="0.202cm" svg:x="9.395cm" svg:y="21.704cm"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175cm" svg:height="0.197cm" svg:x="9.612cm" svg:y="21.704cm" svg:viewBox="0 0 176 198" svg:d="m0 5h46v30h2c7-17 26-35 58-35 51 0 70 37 70 76v122h-47v-99c0-21-4-57-36-57s-45 25-45 50v106h-48z">
            <text:p/>
          </draw:path>
          <draw:polygon draw:style-name="gr3" draw:text-style-name="P3" svg:width="0.197cm" svg:height="0.281cm" svg:x="9.963cm" svg:y="21.618cm" svg:viewBox="0 0 198 282" draw:points="0,0 189,0 189,44 51,44 51,113 182,113 182,159 51,159 51,236 198,236 198,282 0,282">
            <text:p/>
          </draw:polygon>
          <draw:path draw:style-name="gr3" draw:text-style-name="P3" svg:width="0.175cm" svg:height="0.197cm" svg:x="10.203cm" svg:y="21.704cm" svg:viewBox="0 0 176 198" svg:d="m0 5h46v30 0c9-17 26-35 60-35 51 0 70 37 70 76v122h-49v-99c0-21-2-57-35-57s-44 25-44 50v106h-48z">
            <text:p/>
          </draw:path>
          <draw:polygon draw:style-name="gr3" draw:text-style-name="P3" svg:width="0.207cm" svg:height="0.191cm" svg:x="10.397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4cm" svg:y="21.704cm" svg:viewBox="0 0 123 198" svg:d="m0 5h48v30 0c10-21 33-35 58-35 5 0 10 2 17 4v45c-8-1-17-3-24-3-44 0-51 37-51 47v105h-48z">
            <text:p/>
          </draw:path>
          <draw:path draw:style-name="gr3" draw:text-style-name="P3" svg:width="0.209cm" svg:height="0.202cm" svg:x="10.869cm" svg:y="21.704cm" svg:viewBox="0 0 210 203" svg:d="m104 0c60 0 106 41 106 101s-46 102-106 102-104-42-104-102 48-101 104-101zm0 159c35 0 57-28 57-58s-22-59-57-59-56 29-56 59 21 58 56 58z">
            <text:p/>
          </draw:path>
          <draw:path draw:style-name="gr3" draw:text-style-name="P3" svg:width="0.175cm" svg:height="0.197cm" svg:x="11.115cm" svg:y="21.704cm" svg:viewBox="0 0 176 198" svg:d="m0 5h46v30 0c9-17 26-35 60-35 51 0 70 37 70 76v122h-47v-99c0-21-4-57-37-57s-44 25-44 50v106h-48z">
            <text:p/>
          </draw:path>
          <draw:path draw:style-name="gr3" draw:text-style-name="P3" svg:width="0.299cm" svg:height="0.197cm" svg:x="11.34cm" svg:y="21.704cm" svg:viewBox="0 0 300 198" svg:d="m0 5h46v30h2c7-17 26-35 58-35s51 12 62 35c12-23 33-35 61-35 51 0 71 37 71 83v115h-50v-110c0-24-7-46-35-46s-40 25-40 50v106h-48v-115c0-25-11-41-34-41-33 0-44 25-44 50v106h-49z">
            <text:p/>
          </draw:path>
          <draw:path draw:style-name="gr3" draw:text-style-name="P3" svg:width="0.195cm" svg:height="0.202cm" svg:x="11.674cm" svg:y="21.704cm" svg:viewBox="0 0 196 203" svg:d="m49 116c2 30 25 46 50 46s42-10 53-26l35 26c-23 29-51 41-83 41-56 0-104-42-104-102s48-101 104-101 92 39 92 104v12zm-50-33c0-30-17-46-47-46s-46 16-50 46z">
            <text:p/>
          </draw:path>
          <draw:path draw:style-name="gr3" draw:text-style-name="P3" svg:width="0.177cm" svg:height="0.197cm" svg:x="11.912cm" svg:y="21.704cm" svg:viewBox="0 0 178 198" svg:d="m0 5h46v30h2c7-17 26-35 58-35 51 0 72 37 72 76v122h-49v-99c0-21-2-57-36-57s-44 25-44 50v106h-49z">
            <text:p/>
          </draw:path>
          <draw:path draw:style-name="gr3" draw:text-style-name="P3" svg:width="0.142cm" svg:height="0.253cm" svg:x="12.118cm" svg:y="21.65cm" svg:viewBox="0 0 143 254" svg:d="m0 97v-41h39v-56h49v56h55v41h-55v83c0 19 5 32 27 32 8 0 19-2 28-6v41c-12 3-28 7-39 7-51 0-65-25-65-71v-86z">
            <text:p/>
          </draw:path>
          <draw:path draw:style-name="gr3" draw:text-style-name="P3" svg:width="0.29cm" svg:height="0.281cm" svg:x="12.385cm" svg:y="21.618cm" svg:viewBox="0 0 291 282" svg:d="m123 0h45l123 282h-60l-26-65h-122l-27 65h-56zm189-109-46-115-44 115z">
            <text:p/>
          </draw:path>
          <draw:path draw:style-name="gr3" draw:text-style-name="P3" svg:width="0.209cm" svg:height="0.294cm" svg:x="12.683cm" svg:y="21.704cm"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195cm" svg:height="0.202cm" svg:x="12.926cm" svg:y="21.704cm" svg:viewBox="0 0 196 203" svg:d="m48 116c3 30 24 46 51 46s40-10 53-26l33 26c-21 29-51 41-81 41-58 0-104-42-104-102s46-101 104-101 92 39 92 104v12zm-50-33c0-30-19-46-49-46s-46 16-49 46z">
            <text:p/>
          </draw:path>
          <draw:path draw:style-name="gr3" draw:text-style-name="P3" svg:width="0.177cm" svg:height="0.197cm" svg:x="13.155cm" svg:y="21.704cm" svg:viewBox="0 0 178 198" svg:d="m0 5h46v30h2c8-17 26-35 60-35 51 0 70 37 70 76v122h-49v-99c0-21-2-57-36-57s-44 25-44 50v106h-49z">
            <text:p/>
          </draw:path>
          <draw:path draw:style-name="gr3" draw:text-style-name="P3" svg:width="0.174cm" svg:height="0.202cm" svg:x="13.36cm" svg:y="21.704cm" svg:viewBox="0 0 175 203" svg:d="m141 64c-12-13-25-22-37-22-35 0-56 29-56 59s21 56 56 56c14 0 28-5 39-16l32 34c-22 19-53 28-71 28-58 0-104-42-104-102s46-101 104-101c25 0 51 9 71 28z">
            <text:p/>
          </draw:path>
          <draw:path draw:style-name="gr3" draw:text-style-name="P3" svg:width="0.205cm" svg:height="0.288cm" svg:x="13.549cm" svg:y="21.708cm" svg:viewBox="0 0 206 289" svg:d="m0 0h55l53 132v0l49-132h49l-91 233c-14 37-30 56-73 56-14 0-24-3-38-7l7-42c7 2 15 5 24 5 25 0 30-10 39-30l9-21z">
            <text:p/>
          </draw:path>
          <draw:g draw:style-name="gr2">
            <draw:g draw:style-name="gr2">
              <draw:path draw:style-name="gr4" draw:text-style-name="P3" svg:width="0.486cm" svg:height="0.618cm" svg:x="14.625cm" svg:y="21.477cm" svg:viewBox="0 0 487 619" svg:d="m487 277c0-92-37-178-102-242-13-14-27-24-41-35l-53 90c56 44 97 108 97 187 0 134-111 243-247 243-32 0-63-7-90-17l-51 86c44 18 92 30 141 30 191 0 346-155 346-342z">
                <text:p/>
              </draw:path>
              <draw:g draw:style-name="gr2">
                <draw:path draw:style-name="gr5" draw:text-style-name="P3" svg:width="0.204cm" svg:height="0.505cm" svg:x="14.815cm" svg:y="21.039cm" svg:viewBox="0 0 205 506" svg:d="m205 97c-2-30-6-60-11-88l-2-9-7 7c-21 19-42 41-62 65-102 131-123 305-123 415v3h4c7 2 12 4 19 6s12 5 19 7l2 3 4-3c91-71 158-242 157-406z">
                  <text:p/>
                </draw:path>
                <draw:path draw:style-name="gr5" draw:text-style-name="P3" svg:width="0.153cm" svg:height="0.523cm" svg:x="14.632cm" svg:y="21.004cm" svg:viewBox="0 0 154 524" svg:d="m35 7-5-7-4 9c-10 26-19 56-26 86 0 163 0 341 74 425l2 4 3-2c7-2 13-2 20-3s12-2 21-2h2l3-2c51-106 34-286-42-432-14-27-30-53-48-76z">
                  <text:p/>
                </draw:path>
                <draw:path draw:style-name="gr5" draw:text-style-name="P3" svg:width="0.313cm" svg:height="0.451cm" svg:x="14.341cm" svg:y="21.126cm" svg:viewBox="0 0 314 452" svg:d="m85 51c-25-17-51-33-76-47l-9-4 2 9c2 30 7 60 14 90 44 160 152 307 257 349l2 4 4-4c5-5 10-9 14-12s12-9 17-11l4-2v-3c0-115-97-270-229-369z">
                  <text:p/>
                </draw:path>
                <draw:path draw:style-name="gr5" draw:text-style-name="P3" svg:width="0.47cm" svg:height="0.282cm" svg:x="14.104cm" svg:y="21.378cm" svg:viewBox="0 0 471 283" svg:d="m58 81c110 124 270 210 387 201h1l2-3c2-6 5-11 9-16s7-14 10-18l4-3-2-2c-53-104-208-201-370-231-32-5-62-9-90-9h-9l5 7c14 25 32 49 53 74z">
                  <text:p/>
                </draw:path>
                <draw:path draw:style-name="gr5" draw:text-style-name="P3" svg:width="0.53cm" svg:height="0.134cm" svg:x="14.002cm" svg:y="21.664cm" svg:viewBox="0 0 531 135" svg:d="m526 95 1-2v-3c0-7 0-12 0-18s2-14 4-21v-3l-4-2c-93-46-275-46-434-46-29 9-58 19-82 34l-11 3 9 5c25 16 51 30 81 41 153 65 335 70 436 12z">
                  <text:p/>
                </draw:path>
                <draw:path draw:style-name="gr5" draw:text-style-name="P3" svg:width="0.498cm" svg:height="0.227cm" svg:x="14.057cm" svg:y="21.821cm" svg:viewBox="0 0 499 228" svg:d="m496 46 3-4-3-1c-4-6-6-11-9-18s-5-12-7-19v-2l-4-2c-114 0-287 41-409 150-25 21-44 44-62 65l-5 9h9c28 4 58 5 92 4 164-11 331-87 395-182z">
                  <text:p/>
                </draw:path>
                <draw:path draw:style-name="gr5" draw:text-style-name="P3" svg:width="0.368cm" svg:height="0.408cm" svg:x="14.261cm" svg:y="21.923cm" svg:viewBox="0 0 369 409" svg:d="m347 16c-5-4-8-9-14-14l-1-2h-4c-113 30-240 162-302 316-10 28-19 56-24 83l-2 10 9-3c28-9 55-21 83-37 144-83 259-224 273-335l4-4-6-2c-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3.12.2007</text:p>
          </table:table-cell>
          <table:table-cell table:style-name="Versions-management.A2" office:value-type="string">
            <text:p text:style-name="Table_20_Contents">Initial version</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P9"/>
      <text:p text:style-name="P10">Project manager: </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2" text:name="Table of Contents_Head">
            <text:p text:style-name="Contents_20_Heading">Contents</text:p>
          </text:index-title>
          <text:p text:style-name="P31">1. <text:s text:c="2"/>Introduction<text:tab/> <text:a xlink:type="simple" xlink:href="#1.Introduction|outline" text:style-name="Default" text:visited-style-name="Default">4</text:a></text:p>
          <text:p text:style-name="P31">2. <text:s text:c="2"/>Requirements for the QA service<text:tab/> <text:a xlink:type="simple" xlink:href="#2.Requirements for the QA service|outline" text:style-name="Default" text:visited-style-name="Default">4</text:a></text:p>
          <text:p text:style-name="P32">2.1. <text:s text:c="2"/>Use cases<text:tab/><text:a xlink:type="simple" xlink:href="#2.1.Use cases|outline" text:style-name="Default" text:visited-style-name="Default">4</text:a></text:p>
          <text:p text:style-name="P31">3. <text:s text:c="2"/>Requirements for conversion service<text:tab/> <text:a xlink:type="simple" xlink:href="#3.Requirements for conversion service|outline" text:style-name="Default" text:visited-style-name="Default">4</text:a></text:p>
          <text:p text:style-name="P31">4. <text:s text:c="2"/>Formal requirements<text:tab/> <text:a xlink:type="simple" xlink:href="#4.Formal requirements|outline" text:style-name="Default" text:visited-style-name="Default">5</text:a></text:p>
        </text:index-body>
      </text:table-of-content>
      <text:p text:style-name="P11"/>
      <text:h text:style-name="Heading_20_1" text:outline-level="1">Introduction</text:h>
      <text:p text:style-name="Text_20_body">The purpose of this document is to describe the features needed for a modification of the Converter and QA service to:</text:p>
      <text:list text:style-name="L1">
        <text:list-item>
          <text:p text:style-name="P12">Improve performance and stability</text:p>
        </text:list-item>
        <text:list-item>
          <text:p text:style-name="P12">Support the SEIS environment</text:p>
        </text:list-item>
      </text:list>
      <text:p text:style-name="Text_20_body">The application is called XMLCONV and covers both the quality assessment and XSLT conversion service in Reportnet.</text:p>
      <text:h text:style-name="Heading_20_1" text:outline-level="1">Requirements for the QA service</text:h>
      <text:list text:style-name="L2">
        <text:list-item>
          <text:p text:style-name="P14">The QA service needs a location for the lookup files that indexes the XML, so that the XQuery script doesn't have to hold everything in memory when running.</text:p>
        </text:list-item>
        <text:list-item>
          <text:p text:style-name="P14">The lookup files should be accessible directly via the database and not as a URL for the XQuery scripts.</text:p>
        </text:list-item>
        <text:list-item>
          <text:p text:style-name="P14">Currently the QA service <text:span text:style-name="T4">pulls</text:span> the instance files from CDR using a trusted account. In SEIS it can no longer expect to be a trusted service, and therefore must be able to have the instance file <text:span text:style-name="T4">pushed</text:span><text:span text:style-name="T5"> to it, potentially zipped for performance, as either XML-RPC or HTTP POST.</text:span></text:p>
        </text:list-item>
        <text:list-item>
          <text:p text:style-name="P14"><text:span text:style-name="T5">In the other direction, the remote website can no longer be expected to be a trusted system, and therefore only systems that authenticate can post QA tasks and download the feedback reports for the tasks they have posted.</text:span></text:p>
        </text:list-item>
        <text:list-item>
          <text:p text:style-name="P14"><text:span text:style-name="T5">The API for the QA service must be documented to allow member countries to implement the mechanism on their own websites. The documentation must have code examples in the most common languages.</text:span></text:p>
        </text:list-item>
      </text:list>
      <text:h text:style-name="Heading_20_2" text:outline-level="2"><text:span text:style-name="T5">Use cases</text:span></text:h>
      <text:h text:style-name="Heading_20_3" text:outline-level="3"><text:span text:style-name="T5">Topic centre to call QA service</text:span></text:h>
      <text:p text:style-name="Text_20_body"><text:span text:style-name="T5">We anticipate that the topic centre website is expanded to act as a QA feedback repository. Using a form on the ETC website, the authentictated user finds URLs on the Internet that he wants to run QA on. He then calls the QA service on demand over <text:s/>XML-RPC or HTTP POST with the URL of the file, gets the QA scripts run and the feedback is returned. The feedback is then stored on the topic centre website.</text:span></text:p>
      <text:h text:style-name="Heading_20_1" text:outline-level="1">Requirements for conversion service</text:h>
      <text:list text:style-name="L3">
        <text:list-item>
          <text:p text:style-name="P16">Currently the conversion service <text:span text:style-name="T4">pulls</text:span> the instance files from CDR using a trusted account. In SEIS it can no longer expect to be a trusted service, and therefore must be able to have the instance file <text:span text:style-name="T4">pushed</text:span><text:span text:style-name="T5"> to it, potentially zipped for performance, as </text:span><text:soft-page-break/><text:span text:style-name="T5">either XML-RPC or HTTP POST. It will then return the conversion using the same method.</text:span></text:p>
        </text:list-item>
        <text:list-item>
          <text:p text:style-name="P18">The conversion service must be packaged as a library that can be used by Reportek 3 directly instead of a web service.</text:p>
        </text:list-item>
        <text:list-item>
          <text:p text:style-name="P18">The API for the conversion service must be documented to allow member countries to implement the mechanism on their own websites. The documentation must have code examples in the most common languages.</text:p>
        </text:list-item>
      </text:list>
      <text:h text:style-name="Heading_20_1" text:outline-level="1">Formal requirements</text:h>
      <text:list text:style-name="L4">
        <text:list-item>
          <text:p text:style-name="P20">Source code is released to the public as open source under the Mozilla Public License v.1.1.</text:p>
        </text:list-item>
        <text:list-item>
          <text:p text:style-name="P20">The application must deliver valid XHTML 1.1 to the user’s webbrowser and implement the Eionet look and feel using semantically correct HTML markup.</text:p>
        </text:list-item>
        <text:list-item>
          <text:p text:style-name="P20">All storage of data must be as UNICODE.</text:p>
        </text:list-item>
        <text:list-item>
          <text:p text:style-name="P20">The application must have unit tests. The unit tests serve three purposes:</text:p>
          <text:list>
            <text:list-item>
              <text:p text:style-name="P20">They are used to verify the application before deployment to Tomcat. I.e. To verify that all JAR and class files are added to SVN. This requires a test for every java source file.</text:p>
            </text:list-item>
            <text:list-item>
              <text:p text:style-name="P20">They are used to verify that refactoring of the application two years later doesn’t have unintended sideeffects</text:p>
            </text:list-item>
            <text:list-item>
              <text:p text:style-name="P20">They are executable documentation. The tests document what the expected output is for a given input to the function, and you can run them to verify that the function behaves properly.</text:p>
            </text:list-item>
          </text:list>
        </text:list-item>
        <text:list-item>
          <text:p text:style-name="P20">All engineering documents written on behalf of EEA is to be written in the OpenDocument format.</text:p>
        </text:list-item>
        <text:list-item>
          <text:p text:style-name="P17">Javascript must use DOM1. No document.write() and no element.inner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text:editing-cycles> <text:s text:c="2"/><text:modification-date style:data-style-name="N84">2007-12-03</text:modification-date><text:tab/><text:title>XMLCONV 3 user requirements</text:title><text:tab/><text:span text:style-name="T1">Page </text:span><text:span text:style-name="T1"><text:page-number text:select-page="current">5</text:page-number></text:span><text:span text:style-name="T1"> of </text:span><text:span text:style-name="T1"><text:page-count style:num-format="1">5</text:page-count></text:span><text:tab/></text:p>
        <text:p text:style-name="Standard"/>
      </style:footer>
    </style:master-page>
    <style:master-page style:name="Default_20_Landscape" style:display-name="Default Landscape" style:page-layout-name="pm2">
      <style:footer>
        <text:p text:style-name="P1"/>
        <text:p text:style-name="P3">Revision <text:editing-cycles>4</text:editing-cycles> <text:s text:c="2"/><text:modification-date style:data-style-name="N84">2007-12-03</text:modification-date><text:tab/><text:title>XMLCONV 3 user requirements</text:title><text:tab/><text:span text:style-name="T1">Page </text:span><text:span text:style-name="T1"><text:page-number text:select-page="current">5</text:page-number></text:span><text:span text:style-name="T1"> of </text:span><text:span text:style-name="T1"><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XMLCONV 3 user requirements</dc:title>
    <meta:initial-creator>Søren Roug</meta:initial-creator>
    <meta:creation-date>2007-11-16T15:56:03</meta:creation-date>
    <dc:creator>Søren Roug</dc:creator>
    <dc:date>2007-12-03T15:58:11</dc:date>
    <meta:editing-cycles>4</meta:editing-cycles>
    <meta:editing-duration>PT51M47S</meta:editing-duration>
    <meta:template xlink:type="simple" xlink:actuate="onRequest" xlink:href="../../../../.openoffice.org2.0/user/template/EEA-Technical-Report.ott" xlink:title="EEA-Technical-Report" meta:date="2007-11-16T15:56:02"/>
    <meta:user-defined meta:name="Info 1"/>
    <meta:user-defined meta:name="Info 2"/>
    <meta:user-defined meta:name="Info 3"/>
    <meta:user-defined meta:name="Info 4"/>
    <meta:document-statistic meta:table-count="1" meta:image-count="0" meta:object-count="0" meta:page-count="5" meta:paragraph-count="53" meta:word-count="653" meta:character-count="3850"/>
  </office:meta>
</office:document-meta>
</file>